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rovaSansBlack" svg:font-family="AprovaSansBlack"/>
    <style:font-face style:name="InterUI" svg:font-family="InterU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a9fd" officeooo:paragraph-rsid="0011a9fd"/>
    </style:style>
    <style:style style:name="P2" style:family="paragraph" style:parent-style-name="Standard">
      <style:text-properties officeooo:paragraph-rsid="0011a9fd"/>
    </style:style>
    <style:style style:name="P3" style:family="paragraph" style:parent-style-name="Standard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111111" loext:opacity="100%" style:font-name="AprovaSansBlack" fo:font-size="15pt" fo:letter-spacing="normal" fo:font-style="normal" fo:font-weight="normal"/>
    </style:style>
    <style:style style:name="P4" style:family="paragraph" style:parent-style-name="Standard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111111" loext:opacity="100%" style:font-name="AprovaSansBlack" fo:font-size="15pt" fo:letter-spacing="normal" fo:font-style="normal" fo:font-weight="normal" officeooo:paragraph-rsid="0011a9fd"/>
    </style:style>
    <style:style style:name="P5" style:family="paragraph" style:parent-style-name="Text_20_body" style:list-style-name="L1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666666" loext:opacity="100%" style:font-name="InterUI" fo:font-size="15pt" fo:letter-spacing="normal" fo:font-style="normal" fo:font-weight="normal"/>
    </style:style>
    <style:style style:name="P6" style:family="paragraph" style:parent-style-name="Text_20_body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  <style:text-properties officeooo:paragraph-rsid="0011a9fd"/>
    </style:style>
    <style:style style:name="P8" style:family="paragraph" style:parent-style-name="Text_20_body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  <style:text-properties officeooo:rsid="0011a9fd" officeooo:paragraph-rsid="0011a9fd"/>
    </style:style>
    <style:style style:name="T1" style:family="text">
      <style:text-properties officeooo:rsid="0011a9fd"/>
    </style:style>
    <style:style style:name="T2" style:family="text">
      <style:text-properties fo:color="#666666" loext:opacity="100%" style:font-name="InterUI"/>
    </style:style>
    <style:style style:name="T3" style:family="text">
      <style:text-properties fo:color="#666666" loext:opacity="100%" style:font-name="InterUI" fo:font-size="15pt" fo:letter-spacing="normal"/>
    </style:style>
    <style:style style:name="T4" style:family="text">
      <style:text-properties fo:color="#666666" loext:opacity="100%" style:font-name="InterUI" fo:font-weight="bold" style:font-weight-asian="bold" style:font-weight-complex="bold"/>
    </style:style>
    <style:style style:name="T5" style:family="text">
      <style:text-properties fo:color="#666666" loext:opacity="100%" style:font-name="InterUI" fo:font-weight="bold" officeooo:rsid="0011a9f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font-style="normal" fo:font-weight="normal"/>
    </style:style>
    <style:style style:name="T8" style:family="text">
      <style:text-properties fo:font-variant="normal" fo:text-transform="none" fo:font-style="normal" fo:font-weight="bold" style:font-weight-asian="bold" style:font-weight-complex="bold"/>
    </style:style>
    <style:style style:name="T9" style:family="text">
      <style:text-properties fo:font-variant="normal" fo:text-transform="none" fo:color="#111111" loext:opacity="100%" style:font-name="AprovaSansBlack" fo:font-size="15pt" fo:letter-spacing="normal" fo:font-style="normal" fo:font-weight="normal" officeooo:rsid="0011a9fd"/>
    </style:style>
    <style:style style:name="T10" style:family="text">
      <style:text-properties fo:font-variant="normal" fo:text-transform="none" fo:color="#666666" loext:opacity="100%" style:font-name="InterUI" fo:font-size="15pt" fo:letter-spacing="normal" fo:font-style="normal" fo:font-weight="normal"/>
    </style:style>
    <style:style style:name="T11" style:family="text">
      <style:text-properties fo:font-variant="normal" fo:text-transform="none" fo:color="#666666" loext:opacity="100%" style:font-name="InterUI" fo:font-size="15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666666" loext:opacity="100%" style:font-name="InterUI" fo:font-size="15pt" fo:letter-spacing="normal" fo:font-style="normal" fo:font-weight="bold" officeooo:rsid="0011a9f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01 - </text:span><text:span text:style-name="T3">Usamos o pseudocódigo para entender todo o processo que será realizado no desenvolvimento de programação. A seguir, temos um exemplo de um algoritmo executando algumas ações: O usuário digitou o número 50, qual será o resultado mostrado da tela? </text:span><text:span text:style-name="T11">A velocidade está na faixa permitida</text:span></text:p>
      <text:p text:style-name="P2"><text:span text:style-name="T9"/></text:p>
      <text:p text:style-name="P2"><text:span text:style-name="T9">02 - </text:span><text:span text:style-name="T10">Analise o pseudocódigo a seguir:</text:span></text:p>
      <text:p text:style-name="P6"><text:span text:style-name="T10">O usuário digitou o número 120, qual será o resultado mostrado da tela? </text:span><text:span text:style-name="T11">Peso está acima do permitido</text:span></text:p>
      <text:p text:style-name="P3"><text:span text:style-name="T4">03 - </text:span><text:span text:style-name="T2">Sempre que necessitamos realizar a compilação de um programa pelo prompt na linguagem Java, e utilizamos o nome da classe: programa será executado alguma ação. Indique a seguir qual a alternativa correta corresponde para gerar o arquivo programa.class: </text:span><text:span text:style-name="T4">javac programa.java</text:span></text:p>
      <text:p text:style-name="P7"><text:span text:style-name="T12">04 - </text:span><text:span text:style-name="T10">Vetor é um conjunto de variáveis do mesmo tipo acessíveis através de um nome. Pode-se dizer que: </text:span><text:span text:style-name="T11">Vetor é uma estrutura de dados muito simples. Possui apenas uma dimensão e pode armazenar diversas variáveis do mesmo tipo</text:span></text:p>
      <text:p text:style-name="P4"><text:span text:style-name="T5">05 - </text:span><text:span text:style-name="T2">Qual método, em linguagem Java, equivale a uma Função em pseudocódigo: </text:span><text:span text:style-name="T4">public static int soma (x:int, y:int) { }</text:span></text:p>
      <text:p text:style-name="P8"><text:span text:style-name="T11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rovaSansBlack" svg:font-family="AprovaSansBlack"/>
    <style:font-face style:name="InterUI" svg:font-family="InterU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5:40:08.442925591</meta:creation-date>
    <dc:date>2022-10-06T15:46:42.047596470</dc:date>
    <meta:editing-duration>PT6M34S</meta:editing-duration>
    <meta:editing-cycles>1</meta:editing-cycles>
    <meta:document-statistic meta:table-count="0" meta:image-count="0" meta:object-count="0" meta:page-count="1" meta:paragraph-count="6" meta:word-count="174" meta:character-count="1042" meta:non-whitespace-character-count="874"/>
    <meta:generator>LibreOffice/7.3.6.2$Linux_X86_64 LibreOffice_project/30$Build-2</meta:generator>
  </office:meta>
</office:document-meta>
</file>